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ff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9"/>
        </table:table-row>
        <table:table-row table:style-name="ro1">
          <table:table-cell office:value-type="float" office:value="-98" calcext:value-type="float">
            <text:p>-98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Mid=48</text:p>
          </table:table-cell>
          <table:table-cell table:number-columns-repeated="5"/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etric_id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functional_area</text:p>
          </table:table-cell>
          <table:table-cell office:value-type="string" calcext:value-type="string">
            <text:p>month_ending_m2</text:p>
          </table:table-cell>
          <table:table-cell office:value-type="string" calcext:value-type="string">
            <text:p>month_ending_m1</text:p>
          </table:table-cell>
          <table:table-cell office:value-type="string" calcext:value-type="string">
            <text:p>m2_metric_value</text:p>
          </table:table-cell>
          <table:table-cell office:value-type="string" calcext:value-type="string">
            <text:p>m1_metric_valu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upper_range</text:p>
          </table:table-cell>
          <table:table-cell office:value-type="string" calcext:value-type="string">
            <text:p>lower_range</text:p>
          </table:table-cell>
          <table:table-cell office:value-type="string" calcext:value-type="string">
            <text:p>validation_result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D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69.5" calcext:value-type="float">
            <text:p>69.5</text:p>
          </table:table-cell>
          <table:table-cell office:value-type="float" office:value="-70.5" calcext:value-type="float">
            <text:p>-70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D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0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9.5" calcext:value-type="float">
            <text:p>69.5</text:p>
          </table:table-cell>
          <table:table-cell office:value-type="float" office:value="-70.5" calcext:value-type="float">
            <text:p>-70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D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0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69.5" calcext:value-type="float">
            <text:p>69.5</text:p>
          </table:table-cell>
          <table:table-cell office:value-type="float" office:value="-70.5" calcext:value-type="float">
            <text:p>-70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0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0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DANGER</text:p>
          </table:table-cell>
        </table:table-row>
        <table:table-row table:style-name="ro1">
          <table:table-cell office:value-type="float" office:value="100003045" calcext:value-type="float">
            <text:p>100003045</text:p>
          </table:table-cell>
          <table:table-cell office:value-type="string" calcext:value-type="string">
            <text:p>LM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coaching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-23" calcext:value-type="float">
            <text:p>-23</text:p>
          </table:table-cell>
          <table:table-cell office:value-type="float" office:value="7.5" calcext:value-type="float">
            <text:p>7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DANGER</text:p>
          </table:table-cell>
        </table:table-row>
      </table:table>
      <table:table table:name="Sheet3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ric_id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functional_area</text:p>
          </table:table-cell>
          <table:table-cell office:value-type="string" calcext:value-type="string">
            <text:p>month_ending_m2</text:p>
          </table:table-cell>
          <table:table-cell office:value-type="string" calcext:value-type="string">
            <text:p>month_ending_m1</text:p>
          </table:table-cell>
          <table:table-cell office:value-type="string" calcext:value-type="string">
            <text:p>m2_metric_value</text:p>
          </table:table-cell>
          <table:table-cell office:value-type="string" calcext:value-type="string">
            <text:p>m1_metric_valu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upper_range</text:p>
          </table:table-cell>
          <table:table-cell office:value-type="string" calcext:value-type="string">
            <text:p>lower_range</text:p>
          </table:table-cell>
          <table:table-cell office:value-type="string" calcext:value-type="string">
            <text:p>validation_result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0</text:p>
          </table:table-cell>
          <table:table-cell office:value-type="float" office:value="889262" calcext:value-type="float">
            <text:p>889262</text:p>
          </table:table-cell>
          <table:table-cell office:value-type="float" office:value="879982" calcext:value-type="float">
            <text:p>879982</text:p>
          </table:table-cell>
          <table:table-cell office:value-type="float" office:value="9280" calcext:value-type="float">
            <text:p>9280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09</text:p>
          </table:table-cell>
          <table:table-cell office:value-type="float" office:value="879982" calcext:value-type="float">
            <text:p>879982</text:p>
          </table:table-cell>
          <table:table-cell office:value-type="float" office:value="863881" calcext:value-type="float">
            <text:p>863881</text:p>
          </table:table-cell>
          <table:table-cell office:value-type="float" office:value="16101" calcext:value-type="float">
            <text:p>16101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08</text:p>
          </table:table-cell>
          <table:table-cell office:value-type="float" office:value="863881" calcext:value-type="float">
            <text:p>863881</text:p>
          </table:table-cell>
          <table:table-cell office:value-type="float" office:value="868814" calcext:value-type="float">
            <text:p>868814</text:p>
          </table:table-cell>
          <table:table-cell office:value-type="float" office:value="-4933" calcext:value-type="float">
            <text:p>-4933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DANGER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7</text:p>
          </table:table-cell>
          <table:table-cell office:value-type="float" office:value="868814" calcext:value-type="float">
            <text:p>868814</text:p>
          </table:table-cell>
          <table:table-cell office:value-type="float" office:value="858172" calcext:value-type="float">
            <text:p>858172</text:p>
          </table:table-cell>
          <table:table-cell office:value-type="float" office:value="10642" calcext:value-type="float">
            <text:p>10642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6</text:p>
          </table:table-cell>
          <table:table-cell office:value-type="float" office:value="858172" calcext:value-type="float">
            <text:p>858172</text:p>
          </table:table-cell>
          <table:table-cell office:value-type="float" office:value="843267" calcext:value-type="float">
            <text:p>843267</text:p>
          </table:table-cell>
          <table:table-cell office:value-type="float" office:value="14905" calcext:value-type="float">
            <text:p>14905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100002031" calcext:value-type="float">
            <text:p>100002031</text:p>
          </table:table-cell>
          <table:table-cell office:value-type="string" calcext:value-type="string">
            <text:p>abc</text:p>
          </table:table-cell>
          <table:table-cell office:value-type="float" office:value="9750044" calcext:value-type="float">
            <text:p>9750044</text:p>
          </table:table-cell>
          <table:table-cell office:value-type="string" calcext:value-type="string">
            <text:p>qbr_trackers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5</text:p>
          </table:table-cell>
          <table:table-cell office:value-type="float" office:value="843267" calcext:value-type="float">
            <text:p>843267</text:p>
          </table:table-cell>
          <table:table-cell office:value-type="float" office:value="820241" calcext:value-type="float">
            <text:p>820241</text:p>
          </table:table-cell>
          <table:table-cell office:value-type="float" office:value="23026" calcext:value-type="float">
            <text:p>23026</text:p>
          </table:table-cell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5"/>
          <table:table-cell table:style-name="ce2" office:value-type="float" office:value="-4933" calcext:value-type="float">
            <text:p>-4933</text:p>
          </table:table-cell>
          <table:table-cell table:number-columns-repeated="4"/>
          <table:table-cell office:value-type="string" calcext:value-type="string">
            <text:p>iqr</text:p>
          </table:table-cell>
          <table:table-cell office:value-type="string" calcext:value-type="string">
            <text:p>upper(q3 +1.5 *iqr)</text:p>
          </table:table-cell>
          <table:table-cell office:value-type="string" calcext:value-type="string">
            <text:p><text:s/>lower (q1-1.5iqr)</text:p>
          </table:table-cell>
        </table:table-row>
        <table:table-row table:style-name="ro1">
          <table:table-cell table:number-columns-repeated="5"/>
          <table:table-cell table:style-name="ce2" office:value-type="float" office:value="9280" calcext:value-type="float">
            <text:p>9280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float" office:value="9280" calcext:value-type="float">
            <text:p>9280</text:p>
          </table:table-cell>
          <table:table-cell/>
          <table:table-cell office:value-type="float" office:value="26332.5" calcext:value-type="float">
            <text:p>26332.5</text:p>
          </table:table-cell>
          <table:table-cell office:value-type="float" office:value="-951.5" calcext:value-type="float">
            <text:p>-951.5</text:p>
          </table:table-cell>
        </table:table-row>
        <table:table-row table:style-name="ro1">
          <table:table-cell table:number-columns-repeated="5"/>
          <table:table-cell table:style-name="ce2" office:value-type="float" office:value="10642" calcext:value-type="float">
            <text:p>10642</text:p>
          </table:table-cell>
          <table:table-cell office:value-type="string" calcext:value-type="string">
            <text:p>median</text:p>
          </table:table-cell>
          <table:table-cell office:value-type="float" office:value="12773.5" calcext:value-type="float">
            <text:p>12773.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float" office:value="14905" calcext:value-type="float">
            <text:p>14905</text:p>
          </table:table-cell>
          <table:table-cell table:number-columns-repeated="4"/>
          <table:table-cell office:value-type="float" office:value="6821" calcext:value-type="float">
            <text:p>68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float" office:value="16101" calcext:value-type="float">
            <text:p>16101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float" office:value="16101" calcext:value-type="float">
            <text:p>161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23026" calcext:value-type="float">
            <text:p>23026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float" office:value="57250016" calcext:value-type="float">
            <text:p>57250016</text:p>
          </table:table-cell>
          <table:table-cell office:value-type="string" calcext:value-type="string">
            <text:p>IVY TECH COMM. COLLEGE OF IN</text:p>
          </table:table-cell>
          <table:table-cell table:number-columns-repeated="6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2.B1:Sheet2.B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1:Sheet3.A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0:29:43.729000000</meta:creation-date>
    <dc:date>2022-12-07T20:58:15.812000000</dc:date>
    <meta:editing-duration>PT53M58S</meta:editing-duration>
    <meta:editing-cycles>1</meta:editing-cycles>
    <meta:document-statistic meta:table-count="4" meta:cell-count="243" meta:object-count="0"/>
    <meta:generator>LibreOffice/7.3.3.2$Windows_X86_64 LibreOffice_project/d1d0ea68f081ee2800a922cac8f79445e4603348</meta:generator>
  </office:meta>
</office:document-meta>
</file>